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Lucida Sans Unicode" svg:font-family="'Lucida Sans Unicode', 'Lucida Grande', sans-serif"/>
    <style:font-face style:name="Oswald" svg:font-family="Oswald, Arial, Helvetica, sans-serif"/>
    <style:font-face style:name="FreeSans1" svg:font-family="FreeSans" style:font-family-generic="swiss"/>
    <style:font-face style:name="HP Simplified W01 Regular1" svg:font-family="'HP Simplified W01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3">
      <style:paragraph-properties fo:text-align="justify" style:justify-single-word="false"/>
      <style:text-properties fo:font-weight="bold" officeooo:paragraph-rsid="0007a976" style:font-weight-asian="bold" style:font-weight-complex="bold"/>
    </style:style>
    <style:style style:name="P2" style:family="paragraph" style:parent-style-name="Text_20_body" style:list-style-name="L3">
      <style:paragraph-properties fo:text-align="justify" style:justify-single-word="false"/>
      <style:text-properties fo:font-weight="bold" officeooo:rsid="000dfdc9" officeooo:paragraph-rsid="00118710" style:font-weight-asian="bold" style:font-weight-complex="bold"/>
    </style:style>
    <style:style style:name="P3" style:family="paragraph" style:parent-style-name="Text_20_body" style:list-style-name="L3">
      <style:paragraph-properties fo:text-align="justify" style:justify-single-word="false"/>
      <style:text-properties fo:font-weight="bold" officeooo:rsid="001538ad" officeooo:paragraph-rsid="001538ad" style:font-weight-asian="bold" style:font-weight-complex="bold"/>
    </style:style>
    <style:style style:name="P4" style:family="paragraph" style:parent-style-name="Text_20_body" style:list-style-name="L3">
      <style:paragraph-properties fo:text-align="justify" style:justify-single-word="false"/>
      <style:text-properties fo:font-weight="bold" officeooo:rsid="001761f5" officeooo:paragraph-rsid="001761f5" style:font-weight-asian="bold" style:font-weight-complex="bold"/>
    </style:style>
    <style:style style:name="P5" style:family="paragraph" style:parent-style-name="Text_20_body" style:list-style-name="L3">
      <style:paragraph-properties fo:text-align="justify" style:justify-single-word="false"/>
      <style:text-properties fo:font-weight="bold" officeooo:rsid="001a12ee" officeooo:paragraph-rsid="001a12ee" style:font-weight-asian="bold" style:font-weight-complex="bold"/>
    </style:style>
    <style:style style:name="P6" style:family="paragraph" style:parent-style-name="Text_20_body" style:list-style-name="L3">
      <style:paragraph-properties fo:text-align="justify" style:justify-single-word="false"/>
      <style:text-properties fo:font-weight="bold" officeooo:rsid="0020dca7" officeooo:paragraph-rsid="0020dca7" style:font-weight-asian="bold" style:font-weight-complex="bold"/>
    </style:style>
    <style:style style:name="P7" style:family="paragraph" style:parent-style-name="Text_20_body" style:list-style-name="L3">
      <style:paragraph-properties fo:text-align="justify" style:justify-single-word="false"/>
      <style:text-properties fo:font-weight="bold" officeooo:rsid="00263de6" officeooo:paragraph-rsid="00263de6" style:font-weight-asian="bold" style:font-weight-complex="bold"/>
    </style:style>
    <style:style style:name="P8" style:family="paragraph" style:parent-style-name="Text_20_body" style:list-style-name="L3">
      <style:paragraph-properties fo:text-align="justify" style:justify-single-word="false"/>
      <style:text-properties fo:font-weight="bold" officeooo:rsid="0027dd18" officeooo:paragraph-rsid="0027dd18" style:font-weight-asian="bold" style:font-weight-complex="bold"/>
    </style:style>
    <style:style style:name="P9" style:family="paragraph" style:parent-style-name="Text_20_body" style:list-style-name="L3">
      <style:paragraph-properties fo:text-align="justify" style:justify-single-word="false"/>
      <style:text-properties fo:font-weight="bold" officeooo:rsid="002a189b" officeooo:paragraph-rsid="002a189b" style:font-weight-asian="bold" style:font-weight-complex="bold"/>
    </style:style>
    <style:style style:name="P10" style:family="paragraph" style:parent-style-name="Text_20_body" style:list-style-name="L3">
      <style:paragraph-properties fo:text-align="justify" style:justify-single-word="false"/>
      <style:text-properties fo:font-weight="bold" officeooo:rsid="002d0932" officeooo:paragraph-rsid="002d0932" style:font-weight-asian="bold" style:font-weight-complex="bold"/>
    </style:style>
    <style:style style:name="P11" style:family="paragraph" style:parent-style-name="Text_20_body" style:list-style-name="L3">
      <style:paragraph-properties fo:text-align="justify" style:justify-single-word="false"/>
      <style:text-properties fo:font-weight="bold" officeooo:rsid="002e2479" officeooo:paragraph-rsid="002e2479" style:font-weight-asian="bold" style:font-weight-complex="bold"/>
    </style:style>
    <style:style style:name="P12" style:family="paragraph" style:parent-style-name="Text_20_body" style:list-style-name="L3">
      <style:paragraph-properties fo:text-align="justify" style:justify-single-word="false"/>
      <style:text-properties fo:font-weight="bold" officeooo:rsid="003bc131" officeooo:paragraph-rsid="003bc131" style:font-weight-asian="bold" style:font-weight-complex="bold"/>
    </style:style>
    <style:style style:name="P13" style:family="paragraph" style:parent-style-name="Text_20_body" style:list-style-name="L3">
      <style:paragraph-properties fo:text-align="justify" style:justify-single-word="false"/>
      <style:text-properties fo:font-weight="bold" officeooo:rsid="0044bd56" officeooo:paragraph-rsid="0044bd56" style:font-weight-asian="bold" style:font-weight-complex="bold"/>
    </style:style>
    <style:style style:name="P14" style:family="paragraph" style:parent-style-name="Text_20_body" style:list-style-name="L3">
      <style:paragraph-properties fo:text-align="justify" style:justify-single-word="false"/>
      <style:text-properties fo:font-weight="bold" officeooo:rsid="004c3f1a" officeooo:paragraph-rsid="0054d782" style:font-weight-asian="bold" style:font-weight-complex="bold"/>
    </style:style>
    <style:style style:name="P15" style:family="paragraph" style:parent-style-name="Text_20_body" style:list-style-name="L10">
      <style:paragraph-properties fo:text-align="justify" style:justify-single-word="false"/>
      <style:text-properties fo:font-weight="bold" officeooo:rsid="00733f1c" officeooo:paragraph-rsid="00733f1c" style:font-weight-asian="bold" style:font-weight-complex="bold"/>
    </style:style>
    <style:style style:name="P16" style:family="paragraph" style:parent-style-name="Text_20_body" style:list-style-name="L12">
      <style:paragraph-properties fo:text-align="justify" style:justify-single-word="false"/>
      <style:text-properties fo:font-weight="bold" officeooo:rsid="0082feba" officeooo:paragraph-rsid="0082feba" style:font-weight-asian="bold" style:font-weight-complex="bold"/>
    </style:style>
    <style:style style:name="P17" style:family="paragraph" style:parent-style-name="Text_20_body" style:list-style-name="L13">
      <style:paragraph-properties fo:text-align="justify" style:justify-single-word="false"/>
      <style:text-properties fo:font-weight="bold" officeooo:rsid="0087a00a" officeooo:paragraph-rsid="0087a00a" style:font-weight-asian="bold" style:font-weight-complex="bold"/>
    </style:style>
    <style:style style:name="P18" style:family="paragraph" style:parent-style-name="Text_20_body" style:list-style-name="L15">
      <style:paragraph-properties fo:text-align="justify" style:justify-single-word="false"/>
      <style:text-properties fo:font-weight="bold" officeooo:rsid="009436ba" officeooo:paragraph-rsid="009436ba" style:font-weight-asian="bold" style:font-weight-complex="bold"/>
    </style:style>
    <style:style style:name="P19" style:family="paragraph" style:parent-style-name="Text_20_body" style:list-style-name="L16">
      <style:paragraph-properties fo:text-align="justify" style:justify-single-word="false"/>
      <style:text-properties fo:font-weight="bold" officeooo:rsid="00a5fb54" officeooo:paragraph-rsid="00a5fb54" style:font-weight-asian="bold" style:font-weight-complex="bold"/>
    </style:style>
    <style:style style:name="P20" style:family="paragraph" style:parent-style-name="Text_20_body" style:list-style-name="L17">
      <style:paragraph-properties fo:text-align="justify" style:justify-single-word="false"/>
      <style:text-properties fo:font-weight="bold" officeooo:rsid="00b118e5" officeooo:paragraph-rsid="00b118e5" style:font-weight-asian="bold" style:font-weight-complex="bold"/>
    </style:style>
    <style:style style:name="P21" style:family="paragraph" style:parent-style-name="Text_20_body" style:list-style-name="L17">
      <style:paragraph-properties fo:text-align="justify" style:justify-single-word="false"/>
      <style:text-properties fo:font-weight="bold" officeooo:rsid="00b46107" officeooo:paragraph-rsid="00b6aab3" style:font-weight-asian="bold" style:font-weight-complex="bold"/>
    </style:style>
    <style:style style:name="P22" style:family="paragraph" style:parent-style-name="Text_20_body" style:list-style-name="L18">
      <style:paragraph-properties fo:text-align="justify" style:justify-single-word="false"/>
      <style:text-properties fo:font-weight="bold" officeooo:rsid="00c328d4" officeooo:paragraph-rsid="00c328d4" style:font-weight-asian="bold" style:font-weight-complex="bold"/>
    </style:style>
    <style:style style:name="P23" style:family="paragraph" style:parent-style-name="Text_20_body" style:list-style-name="L18">
      <style:paragraph-properties fo:text-align="justify" style:justify-single-word="false"/>
      <style:text-properties fo:font-weight="bold" officeooo:rsid="00d203a6" officeooo:paragraph-rsid="00d203a6" style:font-weight-asian="bold" style:font-weight-complex="bold"/>
    </style:style>
    <style:style style:name="P24" style:family="paragraph" style:parent-style-name="Text_20_body" style:list-style-name="L20">
      <style:paragraph-properties fo:text-align="justify" style:justify-single-word="false"/>
      <style:text-properties fo:font-weight="bold" officeooo:rsid="00e28e09" officeooo:paragraph-rsid="00e28e09" style:font-weight-asian="bold" style:font-weight-complex="bold"/>
    </style:style>
    <style:style style:name="P25" style:family="paragraph" style:parent-style-name="Text_20_body" style:list-style-name="L22">
      <style:paragraph-properties fo:text-align="justify" style:justify-single-word="false"/>
      <style:text-properties fo:font-weight="bold" officeooo:rsid="00f7df6a" officeooo:paragraph-rsid="00f7df6a" style:font-weight-asian="bold" style:font-weight-complex="bold"/>
    </style:style>
    <style:style style:name="P26" style:family="paragraph" style:parent-style-name="Text_20_body" style:list-style-name="L23">
      <style:paragraph-properties fo:text-align="justify" style:justify-single-word="false"/>
      <style:text-properties fo:font-weight="bold" officeooo:rsid="0102127a" officeooo:paragraph-rsid="0102127a" style:font-weight-asian="bold" style:font-weight-complex="bold"/>
    </style:style>
    <style:style style:name="P27" style:family="paragraph" style:parent-style-name="Text_20_body" style:list-style-name="L3">
      <style:paragraph-properties fo:text-align="justify" style:justify-single-word="false"/>
      <style:text-properties fo:font-weight="normal" officeooo:rsid="00099edb" officeooo:paragraph-rsid="00099edb" style:font-weight-asian="normal" style:font-weight-complex="normal"/>
    </style:style>
    <style:style style:name="P28" style:family="paragraph" style:parent-style-name="Text_20_body" style:list-style-name="L3">
      <style:paragraph-properties fo:text-align="justify" style:justify-single-word="false"/>
      <style:text-properties fo:font-weight="normal" officeooo:rsid="001c3254" officeooo:paragraph-rsid="001f36f5" style:font-weight-asian="normal" style:font-weight-complex="normal"/>
    </style:style>
    <style:style style:name="P29" style:family="paragraph" style:parent-style-name="Text_20_body" style:list-style-name="L3">
      <style:paragraph-properties fo:text-align="justify" style:justify-single-word="false"/>
      <style:text-properties fo:font-weight="normal" officeooo:rsid="001f1b2d" officeooo:paragraph-rsid="001f1b2d" style:font-weight-asian="normal" style:font-weight-complex="normal"/>
    </style:style>
    <style:style style:name="P30" style:family="paragraph" style:parent-style-name="Text_20_body" style:list-style-name="L3">
      <style:paragraph-properties fo:text-align="justify" style:justify-single-word="false"/>
      <style:text-properties fo:font-weight="normal" officeooo:rsid="00330ebe" officeooo:paragraph-rsid="00330ebe" style:font-weight-asian="normal" style:font-weight-complex="normal"/>
    </style:style>
    <style:style style:name="P31" style:family="paragraph" style:parent-style-name="Text_20_body" style:list-style-name="L3">
      <style:paragraph-properties fo:text-align="justify" style:justify-single-word="false"/>
      <style:text-properties fo:font-weight="normal" officeooo:rsid="0035c52b" officeooo:paragraph-rsid="0035c52b" style:font-weight-asian="normal" style:font-weight-complex="normal"/>
    </style:style>
    <style:style style:name="P32" style:family="paragraph" style:parent-style-name="Text_20_body" style:list-style-name="L3">
      <style:paragraph-properties fo:text-align="justify" style:justify-single-word="false"/>
      <style:text-properties fo:font-weight="normal" officeooo:rsid="00375beb" officeooo:paragraph-rsid="00375beb" style:font-weight-asian="normal" style:font-weight-complex="normal"/>
    </style:style>
    <style:style style:name="P33" style:family="paragraph" style:parent-style-name="Text_20_body" style:list-style-name="L3">
      <style:paragraph-properties fo:text-align="justify" style:justify-single-word="false"/>
      <style:text-properties fo:font-weight="normal" officeooo:rsid="00398a93" officeooo:paragraph-rsid="00398a93" style:font-weight-asian="normal" style:font-weight-complex="normal"/>
    </style:style>
    <style:style style:name="P34" style:family="paragraph" style:parent-style-name="Text_20_body" style:list-style-name="L3">
      <style:paragraph-properties fo:text-align="justify" style:justify-single-word="false"/>
      <style:text-properties fo:font-weight="normal" officeooo:rsid="003d63d1" officeooo:paragraph-rsid="003d63d1" style:font-weight-asian="normal" style:font-weight-complex="normal"/>
    </style:style>
    <style:style style:name="P35" style:family="paragraph" style:parent-style-name="Text_20_body" style:list-style-name="L3">
      <style:paragraph-properties fo:text-align="justify" style:justify-single-word="false"/>
      <style:text-properties fo:font-weight="normal" officeooo:rsid="0041527a" officeooo:paragraph-rsid="0041527a" style:font-weight-asian="normal" style:font-weight-complex="normal"/>
    </style:style>
    <style:style style:name="P36" style:family="paragraph" style:parent-style-name="Text_20_body" style:list-style-name="L3">
      <style:paragraph-properties fo:text-align="justify" style:justify-single-word="false"/>
      <style:text-properties fo:font-weight="normal" officeooo:rsid="004824a1" officeooo:paragraph-rsid="004824a1" style:font-weight-asian="normal" style:font-weight-complex="normal"/>
    </style:style>
    <style:style style:name="P37" style:family="paragraph" style:parent-style-name="Text_20_body" style:list-style-name="L3">
      <style:paragraph-properties fo:text-align="justify" style:justify-single-word="false"/>
      <style:text-properties fo:font-weight="normal" officeooo:rsid="0049faed" officeooo:paragraph-rsid="0049faed" style:font-weight-asian="normal" style:font-weight-complex="normal"/>
    </style:style>
    <style:style style:name="P38" style:family="paragraph" style:parent-style-name="Text_20_body" style:list-style-name="L3">
      <style:paragraph-properties fo:text-align="justify" style:justify-single-word="false"/>
      <style:text-properties fo:font-weight="normal" officeooo:rsid="004c3f1a" officeooo:paragraph-rsid="0054d782" style:font-weight-asian="normal" style:font-weight-complex="normal"/>
    </style:style>
    <style:style style:name="P39" style:family="paragraph" style:parent-style-name="Text_20_body" style:list-style-name="L3">
      <style:paragraph-properties fo:text-align="justify" style:justify-single-word="false"/>
      <style:text-properties fo:font-weight="normal" officeooo:rsid="0054d782" officeooo:paragraph-rsid="0054d782" style:font-weight-asian="normal" style:font-weight-complex="normal"/>
    </style:style>
    <style:style style:name="P40" style:family="paragraph" style:parent-style-name="Text_20_body" style:list-style-name="L3">
      <style:paragraph-properties fo:text-align="justify" style:justify-single-word="false"/>
      <style:text-properties fo:font-weight="normal" officeooo:rsid="0055f5b7" officeooo:paragraph-rsid="0055f5b7" style:font-weight-asian="normal" style:font-weight-complex="normal"/>
    </style:style>
    <style:style style:name="P41" style:family="paragraph" style:parent-style-name="Text_20_body" style:list-style-name="L3">
      <style:paragraph-properties fo:text-align="justify" style:justify-single-word="false"/>
      <style:text-properties fo:font-weight="normal" officeooo:rsid="0056ef81" officeooo:paragraph-rsid="0056ef81" style:font-weight-asian="normal" style:font-weight-complex="normal"/>
    </style:style>
    <style:style style:name="P42" style:family="paragraph" style:parent-style-name="Text_20_body" style:list-style-name="L3">
      <style:paragraph-properties fo:text-align="justify" style:justify-single-word="false"/>
      <style:text-properties fo:font-weight="normal" officeooo:rsid="0057cc49" officeooo:paragraph-rsid="0057cc49" style:font-weight-asian="normal" style:font-weight-complex="normal"/>
    </style:style>
    <style:style style:name="P43" style:family="paragraph" style:parent-style-name="Text_20_body" style:list-style-name="L7">
      <style:paragraph-properties fo:text-align="justify" style:justify-single-word="false"/>
      <style:text-properties fo:font-weight="normal" officeooo:rsid="005f9649" officeooo:paragraph-rsid="005f9649" style:font-weight-asian="normal" style:font-weight-complex="normal"/>
    </style:style>
    <style:style style:name="P44" style:family="paragraph" style:parent-style-name="Text_20_body" style:list-style-name="L7">
      <style:paragraph-properties fo:text-align="justify" style:justify-single-word="false"/>
      <style:text-properties fo:font-weight="normal" officeooo:rsid="00625176" officeooo:paragraph-rsid="00625176" style:font-weight-asian="normal" style:font-weight-complex="normal"/>
    </style:style>
    <style:style style:name="P45" style:family="paragraph" style:parent-style-name="Text_20_body" style:list-style-name="L7">
      <style:paragraph-properties fo:text-align="justify" style:justify-single-word="false"/>
      <style:text-properties fo:font-weight="normal" officeooo:rsid="00630e50" officeooo:paragraph-rsid="00630e50" style:font-weight-asian="normal" style:font-weight-complex="normal"/>
    </style:style>
    <style:style style:name="P46" style:family="paragraph" style:parent-style-name="Text_20_body" style:list-style-name="L10">
      <style:paragraph-properties fo:text-align="justify" style:justify-single-word="false"/>
      <style:text-properties fo:font-weight="normal" officeooo:rsid="007788a2" officeooo:paragraph-rsid="007788a2" style:font-weight-asian="normal" style:font-weight-complex="normal"/>
    </style:style>
    <style:style style:name="P47" style:family="paragraph" style:parent-style-name="Text_20_body" style:list-style-name="L10">
      <style:paragraph-properties fo:text-align="justify" style:justify-single-word="false"/>
      <style:text-properties fo:font-weight="normal" officeooo:rsid="007ae918" officeooo:paragraph-rsid="007ae918" style:font-weight-asian="normal" style:font-weight-complex="normal"/>
    </style:style>
    <style:style style:name="P48" style:family="paragraph" style:parent-style-name="Text_20_body" style:list-style-name="L15">
      <style:paragraph-properties fo:text-align="justify" style:justify-single-word="false"/>
      <style:text-properties fo:font-weight="normal" officeooo:rsid="00917608" officeooo:paragraph-rsid="00917608" style:font-weight-asian="normal" style:font-weight-complex="normal"/>
    </style:style>
    <style:style style:name="P49" style:family="paragraph" style:parent-style-name="Text_20_body" style:list-style-name="L17">
      <style:paragraph-properties fo:text-align="justify" style:justify-single-word="false"/>
      <style:text-properties fo:font-weight="normal" officeooo:rsid="00b2bacb" officeooo:paragraph-rsid="00b2bacb" style:font-weight-asian="normal" style:font-weight-complex="normal"/>
    </style:style>
    <style:style style:name="P50" style:family="paragraph" style:parent-style-name="Text_20_body" style:list-style-name="L17">
      <style:paragraph-properties fo:text-align="justify" style:justify-single-word="false"/>
      <style:text-properties fo:font-weight="normal" officeooo:rsid="00b46107" officeooo:paragraph-rsid="00b46107" style:font-weight-asian="normal" style:font-weight-complex="normal"/>
    </style:style>
    <style:style style:name="P51" style:family="paragraph" style:parent-style-name="Text_20_body" style:list-style-name="L20">
      <style:paragraph-properties fo:text-align="justify" style:justify-single-word="false"/>
      <style:text-properties officeooo:paragraph-rsid="00db4d77"/>
    </style:style>
    <style:style style:name="P52" style:family="paragraph" style:parent-style-name="Text_20_body" style:list-style-name="L20">
      <style:paragraph-properties fo:text-align="justify" style:justify-single-word="false"/>
      <style:text-properties officeooo:paragraph-rsid="00dcf3f1"/>
    </style:style>
    <style:style style:name="P53" style:family="paragraph" style:parent-style-name="Text_20_body" style:list-style-name="L20">
      <style:paragraph-properties fo:text-align="justify" style:justify-single-word="false"/>
      <style:text-properties officeooo:paragraph-rsid="00df2c58"/>
    </style:style>
    <style:style style:name="P54" style:family="paragraph" style:parent-style-name="Text_20_body" style:list-style-name="L21">
      <style:paragraph-properties fo:text-align="justify" style:justify-single-word="false"/>
      <style:text-properties officeooo:paragraph-rsid="00ec45c1"/>
    </style:style>
    <style:style style:name="P55" style:family="paragraph" style:parent-style-name="Text_20_body" style:list-style-name="L21">
      <style:paragraph-properties fo:text-align="justify" style:justify-single-word="false"/>
      <style:text-properties officeooo:paragraph-rsid="00ee1683"/>
    </style:style>
    <style:style style:name="P56" style:family="paragraph" style:parent-style-name="Text_20_body" style:list-style-name="L22">
      <style:paragraph-properties fo:text-align="justify" style:justify-single-word="false"/>
      <style:text-properties officeooo:paragraph-rsid="00f11269"/>
    </style:style>
    <style:style style:name="P57" style:family="paragraph" style:parent-style-name="Text_20_body" style:list-style-name="L22">
      <style:paragraph-properties fo:text-align="justify" style:justify-single-word="false"/>
      <style:text-properties officeooo:paragraph-rsid="00f272c6"/>
    </style:style>
    <style:style style:name="P58" style:family="paragraph" style:parent-style-name="Text_20_body" style:list-style-name="L22">
      <style:paragraph-properties fo:text-align="justify" style:justify-single-word="false"/>
      <style:text-properties officeooo:paragraph-rsid="00f4be93"/>
    </style:style>
    <style:style style:name="P59" style:family="paragraph" style:parent-style-name="Text_20_body" style:list-style-name="L24">
      <style:paragraph-properties fo:text-align="justify" style:justify-single-word="false"/>
      <style:text-properties officeooo:paragraph-rsid="010df6b2"/>
    </style:style>
    <style:style style:name="P60" style:family="paragraph" style:parent-style-name="Text_20_body" style:list-style-name="L24">
      <style:paragraph-properties fo:text-align="justify" style:justify-single-word="false"/>
      <style:text-properties officeooo:paragraph-rsid="010f9d4b"/>
    </style:style>
    <style:style style:name="P61" style:family="paragraph" style:parent-style-name="Text_20_body" style:list-style-name="L24">
      <style:paragraph-properties fo:text-align="justify" style:justify-single-word="false"/>
      <style:text-properties officeooo:paragraph-rsid="0110fa04"/>
    </style:style>
    <style:style style:name="P62" style:family="paragraph" style:parent-style-name="Text_20_body" style:list-style-name="L24">
      <style:paragraph-properties fo:text-align="justify" style:justify-single-word="false"/>
      <style:text-properties officeooo:paragraph-rsid="011527e2"/>
    </style:style>
    <style:style style:name="P63" style:family="paragraph" style:parent-style-name="Text_20_body" style:list-style-name="L3">
      <style:paragraph-properties fo:text-align="justify" style:justify-single-word="false" fo:break-before="page"/>
      <style:text-properties fo:font-weight="bold" officeooo:rsid="0030105e" officeooo:paragraph-rsid="0030105e" style:font-weight-asian="bold" style:font-weight-complex="bold"/>
    </style:style>
    <style:style style:name="P64" style:family="paragraph" style:parent-style-name="Text_20_body" style:list-style-name="L7">
      <style:paragraph-properties fo:text-align="justify" style:justify-single-word="false" fo:break-before="page"/>
      <style:text-properties fo:font-weight="normal" officeooo:rsid="00630e50" officeooo:paragraph-rsid="00630e50" style:font-weight-asian="normal" style:font-weight-complex="normal"/>
    </style:style>
    <style:style style:name="P65" style:family="paragraph" style:parent-style-name="Text_20_body" style:list-style-name="L20">
      <style:paragraph-properties fo:text-align="justify" style:justify-single-word="false" fo:break-before="page"/>
      <style:text-properties officeooo:paragraph-rsid="00dcf3f1"/>
    </style:style>
    <style:style style:name="P66" style:family="paragraph" style:parent-style-name="Text_20_body" style:list-style-name="L22">
      <style:paragraph-properties fo:text-align="justify" style:justify-single-word="false" fo:break-before="page"/>
      <style:text-properties officeooo:paragraph-rsid="00f4214d"/>
    </style:style>
    <style:style style:name="P67" style:family="paragraph" style:parent-style-name="Text_20_body" style:list-style-name="L24">
      <style:paragraph-properties fo:text-align="justify" style:justify-single-word="false" fo:break-before="page"/>
      <style:text-properties officeooo:paragraph-rsid="0114aa53"/>
    </style:style>
    <style:style style:name="P68" style:family="paragraph" style:parent-style-name="Text_20_body">
      <style:paragraph-properties fo:margin-left="1.251cm" fo:margin-right="0cm" fo:text-align="justify" style:justify-single-word="false" fo:text-indent="0cm" style:auto-text-indent="false"/>
      <style:text-properties fo:font-weight="normal" officeooo:rsid="007d3f1c" officeooo:paragraph-rsid="007d3f1c" style:font-weight-asian="normal" style:font-weight-complex="normal"/>
    </style:style>
    <style:style style:name="P69" style:family="paragraph" style:parent-style-name="Text_20_body">
      <style:paragraph-properties fo:margin-left="1.251cm" fo:margin-right="0cm" fo:text-align="justify" style:justify-single-word="false" fo:text-indent="0cm" style:auto-text-indent="false"/>
      <style:text-properties fo:font-weight="normal" officeooo:rsid="00841e94" officeooo:paragraph-rsid="00841e94" style:font-weight-asian="normal" style:font-weight-complex="normal"/>
    </style:style>
    <style:style style:name="P70" style:family="paragraph" style:parent-style-name="Text_20_body">
      <style:paragraph-properties fo:margin-left="1.251cm" fo:margin-right="0cm" fo:text-align="justify" style:justify-single-word="false" fo:text-indent="0cm" style:auto-text-indent="false"/>
      <style:text-properties fo:font-weight="normal" officeooo:rsid="00841e94" officeooo:paragraph-rsid="0084e3f4" style:font-weight-asian="normal" style:font-weight-complex="normal"/>
    </style:style>
    <style:style style:name="P71" style:family="paragraph" style:parent-style-name="Text_20_body">
      <style:paragraph-properties fo:margin-left="1.251cm" fo:margin-right="0cm" fo:text-align="justify" style:justify-single-word="false" fo:text-indent="0cm" style:auto-text-indent="false"/>
      <style:text-properties fo:font-weight="normal" officeooo:rsid="00841e94" officeooo:paragraph-rsid="009c6a14" style:font-weight-asian="normal" style:font-weight-complex="normal"/>
    </style:style>
    <style:style style:name="P72" style:family="paragraph" style:parent-style-name="Text_20_body">
      <style:paragraph-properties fo:margin-left="1.251cm" fo:margin-right="0cm" fo:text-align="justify" style:justify-single-word="false" fo:text-indent="0cm" style:auto-text-indent="false"/>
      <style:text-properties fo:font-weight="normal" officeooo:rsid="008bd615" officeooo:paragraph-rsid="008bd615" style:font-weight-asian="normal" style:font-weight-complex="normal"/>
    </style:style>
    <style:style style:name="P73" style:family="paragraph" style:parent-style-name="Text_20_body">
      <style:paragraph-properties fo:margin-left="1.251cm" fo:margin-right="0cm" fo:text-align="justify" style:justify-single-word="false" fo:text-indent="0cm" style:auto-text-indent="false"/>
      <style:text-properties fo:font-weight="normal" officeooo:rsid="00965d3c" officeooo:paragraph-rsid="00965d3c" style:font-weight-asian="normal" style:font-weight-complex="normal"/>
    </style:style>
    <style:style style:name="P74" style:family="paragraph" style:parent-style-name="Text_20_body">
      <style:paragraph-properties fo:margin-left="1.251cm" fo:margin-right="0cm" fo:text-align="justify" style:justify-single-word="false" fo:text-indent="0cm" style:auto-text-indent="false"/>
      <style:text-properties fo:font-weight="normal" officeooo:rsid="00965d3c" officeooo:paragraph-rsid="00f767ba" style:font-weight-asian="normal" style:font-weight-complex="normal"/>
    </style:style>
    <style:style style:name="P75" style:family="paragraph" style:parent-style-name="Text_20_body">
      <style:paragraph-properties fo:margin-left="1.251cm" fo:margin-right="0cm" fo:text-align="justify" style:justify-single-word="false" fo:text-indent="0cm" style:auto-text-indent="false"/>
      <style:text-properties fo:font-weight="normal" officeooo:rsid="00a874de" officeooo:paragraph-rsid="00a874de" style:font-weight-asian="normal" style:font-weight-complex="normal"/>
    </style:style>
    <style:style style:name="P76" style:family="paragraph" style:parent-style-name="Text_20_body">
      <style:paragraph-properties fo:margin-left="1.251cm" fo:margin-right="0cm" fo:text-align="justify" style:justify-single-word="false" fo:text-indent="0cm" style:auto-text-indent="false"/>
      <style:text-properties fo:font-weight="normal" officeooo:rsid="00ab672f" officeooo:paragraph-rsid="00ab672f" style:font-weight-asian="normal" style:font-weight-complex="normal"/>
    </style:style>
    <style:style style:name="P77" style:family="paragraph" style:parent-style-name="Text_20_body">
      <style:paragraph-properties fo:margin-left="1.251cm" fo:margin-right="0cm" fo:text-align="justify" style:justify-single-word="false" fo:text-indent="0cm" style:auto-text-indent="false"/>
      <style:text-properties fo:font-weight="normal" officeooo:rsid="00e3acb2" officeooo:paragraph-rsid="00e3acb2" style:font-weight-asian="normal" style:font-weight-complex="normal"/>
    </style:style>
    <style:style style:name="P78" style:family="paragraph" style:parent-style-name="Text_20_body">
      <style:paragraph-properties fo:margin-left="1.251cm" fo:margin-right="0cm" fo:text-align="justify" style:justify-single-word="false" fo:text-indent="0cm" style:auto-text-indent="false"/>
      <style:text-properties fo:font-weight="normal" officeooo:rsid="00fb6616" officeooo:paragraph-rsid="00fb6616" style:font-weight-asian="normal" style:font-weight-complex="normal"/>
    </style:style>
    <style:style style:name="P79" style:family="paragraph" style:parent-style-name="Text_20_body">
      <style:paragraph-properties fo:margin-left="1.251cm" fo:margin-right="0cm" fo:text-align="justify" style:justify-single-word="false" fo:text-indent="0cm" style:auto-text-indent="false"/>
      <style:text-properties fo:font-weight="normal" officeooo:rsid="00feeef5" officeooo:paragraph-rsid="00feeef5" style:font-weight-asian="normal" style:font-weight-complex="normal"/>
    </style:style>
    <style:style style:name="P80" style:family="paragraph" style:parent-style-name="Text_20_body">
      <style:paragraph-properties fo:margin-left="1.251cm" fo:margin-right="0cm" fo:text-align="justify" style:justify-single-word="false" fo:text-indent="0cm" style:auto-text-indent="false"/>
      <style:text-properties fo:font-weight="normal" officeooo:rsid="0105735d" officeooo:paragraph-rsid="0105735d" style:font-weight-asian="normal" style:font-weight-complex="normal"/>
    </style:style>
    <style:style style:name="P81" style:family="paragraph" style:parent-style-name="Text_20_body">
      <style:paragraph-properties fo:margin-left="1.251cm" fo:margin-right="0cm" fo:text-align="justify" style:justify-single-word="false" fo:text-indent="0cm" style:auto-text-indent="false"/>
      <style:text-properties fo:font-weight="bold" officeooo:rsid="005b6c28" officeooo:paragraph-rsid="005b6c28" style:font-weight-asian="bold" style:font-weight-complex="bold"/>
    </style:style>
    <style:style style:name="P82" style:family="paragraph" style:parent-style-name="Text_20_body">
      <style:paragraph-properties fo:margin-left="1.251cm" fo:margin-right="0cm" fo:text-align="justify" style:justify-single-word="false" fo:text-indent="0cm" style:auto-text-indent="false"/>
      <style:text-properties fo:font-weight="bold" officeooo:rsid="008d45d2" officeooo:paragraph-rsid="008d45d2" style:font-weight-asian="bold" style:font-weight-complex="bold"/>
    </style:style>
    <style:style style:name="P83" style:family="paragraph" style:parent-style-name="Text_20_body">
      <style:paragraph-properties fo:margin-left="1.251cm" fo:margin-right="0cm" fo:text-align="justify" style:justify-single-word="false" fo:text-indent="0cm" style:auto-text-indent="false"/>
      <style:text-properties fo:font-weight="bold" officeooo:rsid="00ab672f" officeooo:paragraph-rsid="00ab672f" style:font-weight-asian="bold" style:font-weight-complex="bold"/>
    </style:style>
    <style:style style:name="P84" style:family="paragraph" style:parent-style-name="Text_20_body">
      <style:paragraph-properties fo:margin-left="1.251cm" fo:margin-right="0cm" fo:text-align="justify" style:justify-single-word="false" fo:text-indent="0cm" style:auto-text-indent="false"/>
      <style:text-properties fo:font-weight="bold" officeooo:rsid="00b8f61a" officeooo:paragraph-rsid="00b8f61a" style:font-weight-asian="bold" style:font-weight-complex="bold"/>
    </style:style>
    <style:style style:name="P85" style:family="paragraph" style:parent-style-name="Text_20_body">
      <style:paragraph-properties fo:margin-left="1.251cm" fo:margin-right="0cm" fo:text-align="justify" style:justify-single-word="false" fo:text-indent="0cm" style:auto-text-indent="false"/>
      <style:text-properties fo:font-weight="bold" officeooo:rsid="00be4811" officeooo:paragraph-rsid="00be4811" style:font-weight-asian="bold" style:font-weight-complex="bold"/>
    </style:style>
    <style:style style:name="P86" style:family="paragraph" style:parent-style-name="Text_20_body">
      <style:paragraph-properties fo:margin-left="1.251cm" fo:margin-right="0cm" fo:text-align="justify" style:justify-single-word="false" fo:text-indent="0cm" style:auto-text-indent="false"/>
      <style:text-properties fo:font-weight="bold" officeooo:rsid="00d383df" officeooo:paragraph-rsid="00d383df" style:font-weight-asian="bold" style:font-weight-complex="bold"/>
    </style:style>
    <style:style style:name="P87" style:family="paragraph" style:parent-style-name="Text_20_body">
      <style:paragraph-properties fo:margin-left="1.251cm" fo:margin-right="0cm" fo:text-align="justify" style:justify-single-word="false" fo:text-indent="0cm" style:auto-text-indent="false"/>
      <style:text-properties fo:font-weight="bold" officeooo:rsid="00e3acb2" officeooo:paragraph-rsid="00e3acb2" style:font-weight-asian="bold" style:font-weight-complex="bold"/>
    </style:style>
    <style:style style:name="P88" style:family="paragraph" style:parent-style-name="Text_20_body">
      <style:paragraph-properties fo:margin-left="1.251cm" fo:margin-right="0cm" fo:text-align="justify" style:justify-single-word="false" fo:text-indent="0cm" style:auto-text-indent="false"/>
      <style:text-properties fo:font-weight="bold" officeooo:rsid="00feeef5" officeooo:paragraph-rsid="00feeef5" style:font-weight-asian="bold" style:font-weight-complex="bold"/>
    </style:style>
    <style:style style:name="P89" style:family="paragraph" style:parent-style-name="Text_20_body">
      <style:paragraph-properties fo:margin-left="1.251cm" fo:margin-right="0cm" fo:text-align="justify" style:justify-single-word="false" fo:text-indent="0cm" style:auto-text-indent="false"/>
      <style:text-properties fo:font-weight="bold" officeooo:rsid="0105735d" officeooo:paragraph-rsid="0105735d" style:font-weight-asian="bold" style:font-weight-complex="bold"/>
    </style:style>
    <style:style style:name="P90" style:family="paragraph" style:parent-style-name="Text_20_body">
      <style:paragraph-properties fo:margin-left="1.251cm" fo:margin-right="0cm" fo:text-align="justify" style:justify-single-word="false" fo:text-indent="0cm" style:auto-text-indent="false"/>
      <style:text-properties officeooo:paragraph-rsid="006e6231"/>
    </style:style>
    <style:style style:name="P91" style:family="paragraph" style:parent-style-name="Text_20_body">
      <style:paragraph-properties fo:margin-left="1.251cm" fo:margin-right="0cm" fo:text-align="justify" style:justify-single-word="false" fo:text-indent="0cm" style:auto-text-indent="false"/>
      <style:text-properties officeooo:paragraph-rsid="006eec90"/>
    </style:style>
    <style:style style:name="P92" style:family="paragraph" style:parent-style-name="Text_20_body">
      <style:paragraph-properties fo:margin-left="1.251cm" fo:margin-right="0cm" fo:text-align="justify" style:justify-single-word="false" fo:text-indent="0cm" style:auto-text-indent="false"/>
      <style:text-properties officeooo:paragraph-rsid="007d3f1c"/>
    </style:style>
    <style:style style:name="P93" style:family="paragraph" style:parent-style-name="Text_20_body">
      <style:paragraph-properties fo:margin-left="1.251cm" fo:margin-right="0cm" fo:text-align="justify" style:justify-single-word="false" fo:text-indent="0cm" style:auto-text-indent="false"/>
      <style:text-properties officeooo:paragraph-rsid="00da35ac"/>
    </style:style>
    <style:style style:name="P94" style:family="paragraph" style:parent-style-name="Text_20_body">
      <style:paragraph-properties fo:margin-left="1.251cm" fo:margin-right="0cm" fo:text-align="justify" style:justify-single-word="false" fo:text-indent="0cm" style:auto-text-indent="false" fo:break-before="page"/>
      <style:text-properties fo:font-weight="normal" officeooo:rsid="00841e94" officeooo:paragraph-rsid="009c6a14" style:font-weight-asian="normal" style:font-weight-complex="normal"/>
    </style:style>
    <style:style style:name="P95" style:family="paragraph" style:parent-style-name="Text_20_body">
      <style:paragraph-properties fo:margin-left="1.251cm" fo:margin-right="0cm" fo:text-align="justify" style:justify-single-word="false" fo:text-indent="0cm" style:auto-text-indent="false" fo:break-before="page"/>
      <style:text-properties fo:font-weight="normal" officeooo:rsid="00965d3c" officeooo:paragraph-rsid="00f767ba" style:font-weight-asian="normal" style:font-weight-complex="normal"/>
    </style:style>
    <style:style style:name="P96" style:family="paragraph" style:parent-style-name="Text_20_body">
      <style:paragraph-properties fo:margin-left="1.251cm" fo:margin-right="0cm" fo:text-align="justify" style:justify-single-word="false" fo:text-indent="0cm" style:auto-text-indent="false" fo:break-before="page"/>
      <style:text-properties fo:font-weight="bold" officeooo:rsid="00bc0cce" officeooo:paragraph-rsid="00bc0cce" style:font-weight-asian="bold" style:font-weight-complex="bold"/>
    </style:style>
    <style:style style:name="P97" style:family="paragraph" style:parent-style-name="Footer">
      <style:paragraph-properties fo:text-align="center" style:justify-single-word="false"/>
      <style:text-properties fo:font-weight="bold" style:font-weight-asian="bold" style:font-weight-complex="bold"/>
    </style:style>
    <style:style style:name="T1"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07a976" style:text-blinking="false" style:font-size-asian="12pt" style:font-weight-asian="normal" style:font-size-complex="12pt" style:font-weight-complex="normal" fo:padding="0cm" fo:border="none"/>
    </style:style>
    <style:style style:name="T2"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1025d7" style:text-blinking="false" style:font-size-asian="12pt" style:font-weight-asian="normal" style:font-size-complex="12pt" style:font-weight-complex="normal" fo:padding="0cm" fo:border="none"/>
    </style:style>
    <style:style style:name="T3"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118710" style:text-blinking="false" style:font-size-asian="12pt" style:font-weight-asian="normal" style:font-size-complex="12pt" style:font-weight-complex="normal" fo:padding="0cm" fo:border="none"/>
    </style:style>
    <style:style style:name="T4"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style:text-blinking="false" style:font-size-asian="12pt" style:font-weight-asian="normal" style:font-size-complex="12pt" style:font-weight-complex="normal" fo:padding="0cm" fo:border="none"/>
    </style:style>
    <style:style style:name="T5"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229370" style:text-blinking="false" style:font-size-asian="12pt" style:font-weight-asian="normal" style:font-size-complex="12pt" style:font-weight-complex="normal" fo:padding="0cm" fo:border="none"/>
    </style:style>
    <style:style style:name="T6"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2380a5" style:text-blinking="false" style:font-size-asian="12pt" style:font-weight-asian="normal" style:font-size-complex="12pt" style:font-weight-complex="normal" fo:padding="0cm" fo:border="none"/>
    </style:style>
    <style:style style:name="T7"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6e3604" style:text-blinking="false" style:font-size-asian="12pt" style:font-weight-asian="normal" style:font-size-complex="12pt" style:font-weight-complex="normal" fo:padding="0cm" fo:border="none"/>
    </style:style>
    <style:style style:name="T8"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cc561d" style:text-blinking="false" style:font-size-asian="12pt" style:font-weight-asian="normal" style:font-size-complex="12pt" style:font-weight-complex="normal" fo:padding="0cm" fo:border="none"/>
    </style:style>
    <style:style style:name="T9"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629e2" style:text-blinking="false" style:font-size-asian="12pt" style:font-weight-asian="normal" style:font-size-complex="12pt" style:font-weight-complex="normal" fo:padding="0cm" fo:border="none"/>
    </style:style>
    <style:style style:name="T10"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383df" style:text-blinking="false" style:font-size-asian="12pt" style:font-weight-asian="normal" style:font-size-complex="12pt" style:font-weight-complex="normal" fo:padding="0cm" fo:border="none"/>
    </style:style>
    <style:style style:name="T11"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3acb2" style:text-blinking="false" style:font-size-asian="12pt" style:font-weight-asian="normal" style:font-size-complex="12pt" style:font-weight-complex="normal" fo:padding="0cm" fo:border="none"/>
    </style:style>
    <style:style style:name="T12"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07a976" style:text-blinking="false" style:font-size-asian="12pt" style:font-size-complex="12pt" fo:padding="0cm" fo:border="none"/>
    </style:style>
    <style:style style:name="T13"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118710" style:text-blinking="false" style:font-size-asian="12pt" style:font-size-complex="12pt" fo:padding="0cm" fo:border="none"/>
    </style:style>
    <style:style style:name="T14"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1f1b2d" style:text-blinking="false" style:font-size-asian="12pt" style:font-size-complex="12pt" fo:padding="0cm" fo:border="none"/>
    </style:style>
    <style:style style:name="T15" style:family="text">
      <style:text-properties fo:font-variant="normal" fo:text-transform="none" fo:color="#000000" style:text-line-through-style="none" style:text-line-through-type="none" style:font-name="HP Simplified W01 Regular1" fo:font-size="12pt" fo:letter-spacing="normal" fo:font-style="normal" style:text-underline-style="none" style:text-blinking="false" style:font-size-asian="12pt" style:font-size-complex="12pt" fo:padding="0cm" fo:border="none"/>
    </style:style>
    <style:style style:name="T16"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54d782" style:text-blinking="false" style:font-size-asian="12pt" style:font-size-complex="12pt" fo:padding="0cm" fo:border="none"/>
    </style:style>
    <style:style style:name="T17"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6e3604" style:text-blinking="false" style:font-size-asian="12pt" style:font-size-complex="12pt" fo:padding="0cm" fo:border="none"/>
    </style:style>
    <style:style style:name="T18"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af489c" style:text-blinking="false" style:font-size-asian="12pt" style:font-size-complex="12pt" fo:padding="0cm" fo:border="none"/>
    </style:style>
    <style:style style:name="T19"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d6c777" style:text-blinking="false" style:font-size-asian="12pt" style:font-size-complex="12pt" fo:padding="0cm" fo:border="none"/>
    </style:style>
    <style:style style:name="T20"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d383df" style:text-blinking="false" style:font-size-asian="12pt" style:font-size-complex="12pt" fo:padding="0cm" fo:border="none"/>
    </style:style>
    <style:style style:name="T21"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e3acb2" style:text-blinking="false" style:font-size-asian="12pt" style:font-size-complex="12pt" fo:padding="0cm" fo:border="none"/>
    </style:style>
    <style:style style:name="T22"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style:text-blinking="false" style:font-size-asian="12pt" style:font-weight-asian="bold" style:font-size-complex="12pt" style:font-weight-complex="bold" fo:padding="0cm" fo:border="none"/>
    </style:style>
    <style:style style:name="T23"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6e3604" style:text-blinking="false" style:font-size-asian="12pt" style:font-weight-asian="bold" style:font-size-complex="12pt" style:font-weight-complex="bold" fo:padding="0cm" fo:border="none"/>
    </style:style>
    <style:style style:name="T24"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d383df" style:text-blinking="false" style:font-size-asian="12pt" style:font-weight-asian="bold" style:font-size-complex="12pt" style:font-weight-complex="bold" fo:padding="0cm" fo:border="none"/>
    </style:style>
    <style:style style:name="T25"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e3acb2" style:text-blinking="false" style:font-size-asian="12pt" style:font-weight-asian="bold" style:font-size-complex="12pt" style:font-weight-complex="bold" fo:padding="0cm" fo:border="none"/>
    </style:style>
    <style:style style:name="T26" style:family="text">
      <style:text-properties fo:font-variant="normal" fo:text-transform="none" fo:color="#000000" style:text-line-through-style="none" style:text-line-through-type="none" style:text-position="super 58%" style:font-name="HP Simplified W01 Regular1" fo:font-size="12pt" fo:letter-spacing="normal" fo:font-style="normal" style:text-underline-style="none" fo:font-weight="normal" officeooo:rsid="00d629e2" style:text-blinking="false" style:font-size-asian="12pt" style:font-weight-asian="normal" style:font-size-complex="12pt" style:font-weight-complex="normal" fo:padding="0cm" fo:border="none"/>
    </style:style>
    <style:style style:name="T27" style:family="text">
      <style:text-properties fo:font-variant="normal" fo:text-transform="none" fo:color="#000000" style:text-line-through-style="none" style:text-line-through-type="none" style:text-position="super 58%" style:font-name="HP Simplified W01 Regular1" fo:font-size="12pt" fo:letter-spacing="normal" fo:font-style="normal" style:text-underline-style="none" officeooo:rsid="00d6c777" style:text-blinking="false" style:font-size-asian="12pt" style:font-size-complex="12pt" fo:padding="0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7400224853286834" text:style-name="L3">
        <text:list-item>
          <text:p text:style-name="P1"><text:span text:style-name="T12">M Sathiyavathy becomes first woman to be appointed as Director General DGCA</text:span></text:p>
          <text:p text:style-name="P27"><text:span text:style-name="T12">IAS officer M Sathiyavathy has become first woman to be appointed as Director General (DG) of Directorate General of Civil Aviation (DGCA). She will succeed Prabhat Kumar, to become first woman to become the chief aviation regulator for period of three years till 2017. She is a 1982-batch UT cadre IAS officer. Earlier she has served in the Civil Aviation Ministry as a Joint Secretary and Financial Adviser since February 2014.</text:span></text:p>
          <text:p text:style-name="P2"><text:span text:style-name="T12">Directorate General of Civil Aviation (DGCA):</text:span><text:span text:style-name="T1"> </text:span><text:span text:style-name="T2">DGCA is India’s regulatory body for civil aviation. It comes under the aegis of Union Ministry of Civil Aviation. <text:s/></text:span><text:span text:style-name="T3">As a regulatory body, it seeks to promote:</text:span></text:p>
          <text:list>
            <text:list-item>
              <text:p text:style-name="P3"><text:span text:style-name="T3">Safe and efficient Air Transportation through regulation and proactive safety oversight system in India.</text:span></text:p>
            </text:list-item>
            <text:list-item>
              <text:p text:style-name="P4"><text:span text:style-name="T3">Enforce civil air regulations, air safety and airworthiness standards in India as per International standards.</text:span></text:p>
            </text:list-item>
          </text:list>
        </text:list-item>
        <text:list-item>
          <text:p text:style-name="P5"><text:span text:style-name="T13">Government signs $ 75 million loan deal with Asian Development Bank for KIUWMIP</text:span></text:p>
          <text:p text:style-name="P28"><text:span text:style-name="T13">Government has signed a loan agreement with Asian Development Bank (ADB) for 75 million dollars and 1.8 million dollar grant for Karnataka Integrated Urban Water Management Investment Program (KIUWMIP). </text:span><text:span text:style-name="T14">This loan fund will be used in the three towns of Byadagi, Davanagere and Harihar of Karnataka under the KIUWMIP.</text:span></text:p>
          <text:p text:style-name="P28"><text:span text:style-name="T14">This loan seeks to expand and upgrade: urban water supply and sanitation infrastructure, improve water resource planning, monitoring and service delivery, and strengthen operational and administrative capacity in these towns.</text:span></text:p>
          <text:p text:style-name="P29"><text:span text:style-name="T15">As per this agreement, the loan has a 25 year term including a grace period of five years.</text:span></text:p>
          <text:p text:style-name="P6"><text:span text:style-name="T15">Implications: </text:span><text:span text:style-name="T4">This project by utilizing the loan fund will help these urban towns to increase water treatment capacity by 15,000 cubic meters per day. It will also help expand and upgrade more than 1,000 </text:span><text:span text:style-name="T5">kilometres</text:span><text:span text:style-name="T4"> of water pipelines and increase sewage treatment capacity by 48,000 cubic metr</text:span><text:span text:style-name="T6">e</text:span><text:span text:style-name="T4">s per day, thereby promoting water efficiency and environmental protection.</text:span></text:p>
          <text:p text:style-name="P7"><text:span text:style-name="T15">Karnataka Integrated Urban Water Management Investment Program:</text:span></text:p>
          <text:list>
            <text:list-item>
              <text:p text:style-name="P8"><text:span text:style-name="T4">KIUWMIP- is an investment program that aims to improve water resource management in urban areas of Karnataka State in a holistic and sustainable.</text:span></text:p>
            </text:list-item>
            <text:list-item>
              <text:p text:style-name="P9"><text:span text:style-name="T4">It seeks to modernize and expand urban water supply and sanitation (UWSS) by strengthening relevant institutions related to it in order to enhance their efficiency, productivity and sustainability in water use.</text:span></text:p>
            </text:list-item>
            <text:list-item>
              <text:p text:style-name="P10"><text:span text:style-name="T4">It takes help of innovative social instruments like as public-private partnership (PPP) or reform oriented incentive funds.</text:span></text:p>
            </text:list-item>
            <text:list-item>
              <text:p text:style-name="P11"><text:span text:style-name="T4">This Program also aims to improve the condition of more fragile environments located in North Karnataka that are increasingly affected by water resource degradation by promoting climate-resilient development, capacity-development techniques for conducive adaptation.</text:span></text:p>
            </text:list-item>
          </text:list>
        </text:list-item>
        <text:list-item>
          <text:p text:style-name="P63"><text:span text:style-name="T15">Tropical storm Jangmi hits Philippines</text:span></text:p>
          <text:p text:style-name="P30"><text:span text:style-name="T15">Tropical storm </text:span><text:span text:style-name="T22">Jangmi</text:span><text:span text:style-name="T15"> has hit Surigao del Sur province on northern Mindanao in Philippines. This tropical storm is locally is known as </text:span><text:span text:style-name="T22">Seniang.</text:span></text:p>
          <text:p text:style-name="P31"><text:span text:style-name="T15">This storm had approached the land with gusts wind of 100 kph resulting heavy rain. This heavy rain has triggered flash floods and landslides in the country.</text:span></text:p>
          <text:p text:style-name="P32"><text:span text:style-name="T15">Jangmi storm has also affected several parts of neighbouring countries of Philippines like Malaysia and <text:s/>Thailand.</text:span></text:p>
          <text:p text:style-name="P33"><text:span text:style-name="T15">In 2014, in total 30 storms had occurred in the Northwest Pacific, 16 of them have affected the Philippines. Among 16 storms, 6 were strong enough to be classified as typhoons. Earlier in December 2014, Super Typhoon Hagupit had lashed central parts of Philippines with winds of 215 kph.</text:span></text:p>
        </text:list-item>
        <text:list-item>
          <text:p text:style-name="P12"><text:span text:style-name="T15">Union Government renames Planning Commission as Neeti Ayog</text:span></text:p>
          <text:p text:style-name="P34"><text:span text:style-name="T15">Union government has renamed Planning commission as </text:span><text:span text:style-name="T22">National Institution for Transforming India (NITI) Aayog.</text:span></text:p>
          <text:p text:style-name="P35"><text:span text:style-name="T15">The renaming of the Planning Commission is being seen as the first step towards replacing it with a new-age institution.</text:span></text:p>
          <text:p text:style-name="P13"><text:span text:style-name="T15">Key Facts about <text:s/>National Institution for Transforming India (NITI) Aayog:</text:span></text:p>
          <text:list>
            <text:list-item>
              <text:p text:style-name="P36"><text:span text:style-name="T15">It will serve as a ‘Think Tank’ of the government i.e. a directional and policy dynamo.</text:span></text:p>
            </text:list-item>
            <text:list-item>
              <text:p text:style-name="P37"><text:span text:style-name="T15">It will also provide governments at the central and state levels with relevant strategic and technical advice across the spectrum of key elements of policy formulation.</text:span></text:p>
            </text:list-item>
            <text:list-item>
              <text:p text:style-name="P38"><text:span text:style-name="T15">This includes matters of national and international import on the economic front, dissemination of best practices from within the country as well as from other nations, the infusion of new policy ideas and specific issue-based support.</text:span></text:p>
            </text:list-item>
          </text:list>
          <text:p text:style-name="P14"><text:span text:style-name="T16">It will work towards the following objectives:</text:span></text:p>
          <text:list text:continue-numbering="true">
            <text:list-item>
              <text:p text:style-name="P39"><text:span text:style-name="T15">Evolve a shared vision of national development priorities.</text:span></text:p>
            </text:list-item>
            <text:list-item>
              <text:p text:style-name="P40"><text:span text:style-name="T15">Foster cooperative federalism.</text:span></text:p>
            </text:list-item>
            <text:list-item>
              <text:p text:style-name="P41"><text:span text:style-name="T15">Develop mechanisms to formulate credible plans at the village level.</text:span></text:p>
            </text:list-item>
            <text:list-item>
              <text:p text:style-name="P42"><text:span text:style-name="T15">Focus on technology upgradation, among other things.</text:span></text:p>
            </text:list-item>
          </text:list>
        </text:list-item>
      </text:list>
      <text:p text:style-name="P81"><text:span text:style-name="T15">Composition:</text:span></text:p>
      <text:list xml:id="list8747713958908002969" text:style-name="L7">
        <text:list-item>
          <text:list>
            <text:list-item>
              <text:p text:style-name="P43"><text:span text:style-name="T22">Chairperson:</text:span><text:span text:style-name="T15"> Prime Minister.</text:span></text:p>
            </text:list-item>
            <text:list-item>
              <text:p text:style-name="P44"><text:span text:style-name="T22">Governing Council:</text:span><text:span text:style-name="T15"> It will consist of- Chief Ministers (of States) and Lt. Governors (of Union Territories).</text:span></text:p>
            </text:list-item>
            <text:list-item>
              <text:p text:style-name="P45"><text:span text:style-name="T22">Regional Council:</text:span><text:span text:style-name="T15"> It will be formed on need basis. It will compromise Chief Ministers (of States) and Lt. Governors (of Union Territories).</text:span></text:p>
            </text:list-item>
            <text:list-item>
              <text:p text:style-name="P45"><text:span text:style-name="T22">Vice-Chairperson:</text:span><text:span text:style-name="T15"> To be appointed by the Prime Minister.</text:span></text:p>
            </text:list-item>
            <text:list-item>
              <text:p text:style-name="P64"><text:span text:style-name="T22">Members:</text:span><text:span text:style-name="T15"> Full time Basis.</text:span></text:p>
            </text:list-item>
            <text:list-item>
              <text:p text:style-name="P45"><text:span text:style-name="T22">Part time members:</text:span><text:span text:style-name="T15"> Maximum of 2. They will from leading universities research organizations and other relevant institutions on a rotational basis.</text:span></text:p>
            </text:list-item>
            <text:list-item>
              <text:p text:style-name="P45"><text:span text:style-name="T22">Ex Officio members:</text:span><text:span text:style-name="T15"> Maximum of 4 members of the Union Council of Ministers to be nominated by the Prime Minister.</text:span></text:p>
            </text:list-item>
            <text:list-item>
              <text:p text:style-name="P45"><text:span text:style-name="T22">Special invitees:</text:span><text:span text:style-name="T15"> They will be nominated by the Prime Minister and will be experts, specialists and practitioners with relevant domain knowledge as special invitees.</text:span></text:p>
            </text:list-item>
            <text:list-item>
              <text:p text:style-name="P45"><text:span text:style-name="T22">Chief Executive Officer:</text:span><text:span text:style-name="T15"> Appointed by the Prime Minister for a fixed tenure, in the rank of Secretary to the Government of India.</text:span></text:p>
            </text:list-item>
            <text:list-item>
              <text:p text:style-name="P45"><text:span text:style-name="T22">Secretariat:</text:span><text:span text:style-name="T15"> If deemed necessary.</text:span></text:p>
            </text:list-item>
          </text:list>
        </text:list-item>
      </text:list>
      <text:p text:style-name="P90"><text:span text:style-name="T23">Background: </text:span></text:p>
      <text:p text:style-name="P91"><text:span text:style-name="T7">Government’s decision comes after the Prime Minister Narendra Modi’s 2014 Independence Day announcement that the Planning Commission would be replaced with a new-age institution.</text:span></text:p>
      <text:p text:style-name="P91"><text:span text:style-name="T7">Earlier, Prime Minister Narendra Modi on 7th December 2014 had held consultation meeting with Chief Ministers of states, where most CM’s had favoured restructuring of the Socialist-era planning body. However, some Congress Chief Ministers opposed disbanding of the existing set-up.</text:span></text:p>
      <text:list xml:id="list7465977629905076823" text:style-name="L10">
        <text:list-item>
          <text:p text:style-name="P15"><text:span text:style-name="T17">Union government blocks 32 websites for spreading anti-India views and ISIS propaganda</text:span></text:p>
          <text:p text:style-name="P46"><text:span text:style-name="T17">Union government has blocked access to 32 websites for carrying anti-India views and spreading banned terrorist outfit Islamic State of Iraq and Syria’s (ISIS) propaganda. These websites were blocked after following an advisory given by an anti-terrorism team.</text:span></text:p>
          <text:p text:style-name="P47"><text:span text:style-name="T17">The blocked uniform resource locator’s(URLs) include files, videos and source code-sharing websites.</text:span></text:p>
        </text:list-item>
      </text:list>
      <text:p text:style-name="P68"><text:span text:style-name="T17">They were blocked by Department of Telecom(DoT) under Section 69 of the Information Technology Act, 2000 and under Information Technology (Procedure and Safeguards for Blocking for Access of Information by Public) Rules, 2009.</text:span></text:p>
      <text:p text:style-name="P92"><text:span text:style-name="T7">These rules give powers to the central government to block access to information on website’s if it threatens the interest of the sovereignty and integrity of the country, defence of India, security of the state, friendly relations with foreign states or public order or for preventing incitement to the commission of any cognizable offence.</text:span></text:p>
      <text:list xml:id="list1458682831181076737" text:style-name="L12">
        <text:list-item>
          <text:p text:style-name="P16"><text:span text:style-name="T17">French Economist Thomas Piketty turns down France’s top award</text:span></text:p>
        </text:list-item>
      </text:list>
      <text:p text:style-name="P69"><text:span text:style-name="T17">French economist Thomas Piketty has turned down France’s top award, the Legion D’Honneur.</text:span></text:p>
      <text:p text:style-name="P69"><text:span text:style-name="T17">He is the bestselling author of book Capital in the 21st Century which examines income inequality in society.</text:span></text:p>
      <text:p text:style-name="P71"><text:span text:style-name="T17">Earlier in 2014, cartoonist Jacques Tardi had turned down this award. Others who have refused this award include philosopher Jean-Paul Sartre and radiology pioneers Pierre and</text:span></text:p>
      <text:p text:style-name="P94"><text:span text:style-name="T17">Marie Curie.</text:span></text:p>
      <text:p text:style-name="P70"><text:span text:style-name="T23">Officier de la Legion d’Honneur (Officer of the Legion of Honour)</text:span><text:span text:style-name="T17"> is the highest award among Civilians and Military conferred by France upon French citizen as well as foreigners.</text:span></text:p>
      <text:p text:style-name="P69"><text:span text:style-name="T23">Some facts:</text:span><text:span text:style-name="T17"> Indian luminaries who have been decorated with France highest honor are Satyajit Ray, Lata Mangeshkar, Amitabh Bachchan and Shahrukh Khan.</text:span></text:p>
      <text:list xml:id="list3013130017294103179" text:style-name="L13">
        <text:list-item>
          <text:p text:style-name="P17"><text:span text:style-name="T17">Gujarat government announces new industrial policy for 2015</text:span></text:p>
        </text:list-item>
      </text:list>
      <text:p text:style-name="P72"><text:span text:style-name="T17">Gujarat government has announced its new industrial policy for 2015. It was announced by Gujarat Chief Minister Anandiben Patel ahead of the Vibrant Gujarat Summit which begins from January 11, 2015.</text:span></text:p>
      <text:p text:style-name="P72"><text:span text:style-name="T17">This industrial policy aims to make state a global manufacturing hub by playing a pivotal role in realising Prime Minister Narendra Modi’s ‘Make in India’ dream.</text:span></text:p>
      <text:p text:style-name="P82"><text:span text:style-name="T17">Key facts of Gujarat Government’s industrial policy for 2015:</text:span></text:p>
      <text:list xml:id="list4155895555196356161" text:style-name="L15">
        <text:list-item>
          <text:list>
            <text:list-item>
              <text:p text:style-name="P48"><text:span text:style-name="T17">This policy will focus on key areas like infrastructure development, simplification of labour laws and motivation of new innovations through technology transfer.</text:span></text:p>
            </text:list-item>
            <text:list-item>
              <text:p text:style-name="P48"><text:span text:style-name="T17">It seeks to cater and provide opportunities to around 60 per cent of Gujarat’s population which is between the age group of 15 years and 59 years.</text:span></text:p>
            </text:list-item>
            <text:list-item>
              <text:p text:style-name="P48"><text:span text:style-name="T17">It aims to create a business friendly environment and motivate ‘start-ups’ through this new policy. It will prepare these people to start their own businesses instead of merely looking for job opportunities.</text:span></text:p>
            </text:list-item>
            <text:list-item>
              <text:p text:style-name="P48"><text:span text:style-name="T17">Besides, it will also give special focus on incentives for youth, women, scheduled castes, scheduled tribes and handicapped entrepreneurs.</text:span></text:p>
            </text:list-item>
            <text:list-item>
              <text:p text:style-name="P48"><text:span text:style-name="T17">It will also provide assistance to micro, small and medium enterprises (MSME) sector for upgrading technology.</text:span></text:p>
            </text:list-item>
            <text:list-item>
              <text:p text:style-name="P48"><text:span text:style-name="T17">It focuses to reduce pollution by promoting use of clean and green energy as well as setting up zero-effluent discharge plants.</text:span></text:p>
            </text:list-item>
            <text:list-item>
              <text:p text:style-name="P48"><text:span text:style-name="T17">This policy seeks to boost value addition in these existing resources, which will create new jobs and reduce imports as industries like auto components, engineering, drugs, cement and chemicals already have flourished in state.</text:span></text:p>
            </text:list-item>
            <text:list-item>
              <text:p text:style-name="P48"><text:span text:style-name="T17">Special incentives will be given to set up new businesses in sectors like garments, apparel, agro and food processing.</text:span></text:p>
            </text:list-item>
          </text:list>
        </text:list-item>
        <text:list-item>
          <text:p text:style-name="P18"><text:span text:style-name="T17">Central Government appoints A.K. Mittal as Chairman of Railway Board</text:span></text:p>
        </text:list-item>
      </text:list>
      <text:p text:style-name="P73"><text:span text:style-name="T17">Central Government has appointed </text:span><text:span text:style-name="T23">A.K. Mittal</text:span><text:span text:style-name="T17"> as Chairman of Railway Board. His name was cleared by the Appointments Committee of the Cabinet (ACC) headed by Prime Minister.</text:span></text:p>
      <text:p text:style-name="P73"><text:span text:style-name="T17">He will succeed incumbent chief Arunendra Kumar whose term had ended on 31st December 2014.</text:span></text:p>
      <text:p text:style-name="P74"><text:span text:style-name="T23">About A.K. Mittal:</text:span><text:span text:style-name="T17"> He is an officer of the Indian Railway Stores Service of the 1976 batch.</text:span></text:p>
      <text:p text:style-name="P95"><text:span text:style-name="T17">He has become first-ever officer from the Stores service to be Chairman of Railway Board. Before this appointment A.K. Mittal was Member Staff of Railway Board and ex-officio Secretary to the Government of India.</text:span></text:p>
      <text:p text:style-name="P73"><text:span text:style-name="T17">He has also served as General Manager of South Western Railway (SWR). He also had held additional charge of General Manager, South Central Railway (SCR).</text:span></text:p>
      <text:list xml:id="list1047567966044394977" text:style-name="L16">
        <text:list-item>
          <text:p text:style-name="P19"><text:span text:style-name="T17">IAS officer R K Srivastava takes charges as AAI Chairman</text:span></text:p>
        </text:list-item>
      </text:list>
      <text:p text:style-name="P75"><text:span text:style-name="T17">IAS officer </text:span><text:span text:style-name="T23">R K Srivastava</text:span><text:span text:style-name="T17"> took over as the new chairman of </text:span><text:span text:style-name="T23">Airports Authority of India (AAI).</text:span></text:p>
      <text:p text:style-name="P75"><text:span text:style-name="T17">Earlier in December, Srivastava was appointed as chairman of AAI by the government for 5 years.</text:span></text:p>
      <text:p text:style-name="P75"><text:span text:style-name="T17">He is a 1984-batch Jharkhand-cadre IAS officer and <text:s/>has replaced Sudheer Raheja who was charge of the post since late August 2014.</text:span></text:p>
      <text:p text:style-name="P83"><text:span text:style-name="T17">Airports Authority of India (AAI): </text:span><text:span text:style-name="T7">AAI is statutory body under the aegis of Ministry of Civil Aviation. It is responsible for creating, upgrading, maintaining and managing civil aviation infrastructure in India.</text:span></text:p>
      <text:p text:style-name="P76"><text:span text:style-name="T17">It also provides Air traffic management (ATM) services over Indian airspace and adjoining oceanic areas.</text:span></text:p>
      <text:p text:style-name="P76"><text:span text:style-name="T17">AAI manages around 125 airports in India, which include 18 International Airport, 07 Customs Airports, 78 Domestic Airports and 26 Civil Enclaves at </text:span><text:span text:style-name="T18">Defence</text:span><text:span text:style-name="T17"> airfields.</text:span></text:p>
      <text:list xml:id="list5438298676908741525" text:style-name="L17">
        <text:list-item>
          <text:p text:style-name="P20"><text:span text:style-name="T17">Former ISRO chief and Renowned Scientist Dr V R Gowarikar passes away</text:span></text:p>
          <text:p text:style-name="P49"><text:span text:style-name="T17">Former ISRO chief and renowned Scientist Dr. Vasant Ranchod Gowarikar passed away in Pune, Maharashtra. He was 81.</text:span></text:p>
          <text:p text:style-name="P21"><text:span text:style-name="T17">About Dr. Vasant Gowarikar:</text:span></text:p>
          <text:list>
            <text:list-item>
              <text:p text:style-name="P21"><text:span text:style-name="T7">Dr. Vasant Gowarikar was born in Pune on 25th March, 1933.</text:span></text:p>
            </text:list-item>
            <text:list-item>
              <text:p text:style-name="P50"><text:span text:style-name="T17">He was renowned scientist and his significant contribution includes in field of space research, weather and population study and Polymer Chemistry.</text:span></text:p>
            </text:list-item>
            <text:list-item>
              <text:p text:style-name="P50"><text:span text:style-name="T17">In 1965, Dr Gowarikar along with Vikram Sarabhai started working on satellite technology in the Tata Institute of Fundamental Research. Both of them played important role in laying foundation stone for India’s space technology and space programmes.</text:span></text:p>
            </text:list-item>
            <text:list-item>
              <text:p text:style-name="P50"><text:span text:style-name="T17">He also headed Indian Space Research Organisation (ISRO). On 17th April 1983, under his leadership Satellite launcher SLV-3 became successfully operational in orbit.</text:span></text:p>
            </text:list-item>
            <text:list-item>
              <text:p text:style-name="P50"><text:span text:style-name="T17">He was the scientific advisor to late Prime Minister P.V. Narasimha Rao from 1991 to 1993. For some time, he was <text:s/>Vice Chancellor of Pune University.</text:span></text:p>
            </text:list-item>
            <text:list-item>
              <text:p text:style-name="P50"><text:span text:style-name="T17">He was also chairman of Marathi Vidnyan Parishad from 1994 to 2000.</text:span></text:p>
            </text:list-item>
          </text:list>
        </text:list-item>
      </text:list>
      <text:p text:style-name="P84"><text:span text:style-name="T17">B</text:span><text:span text:style-name="T15">ooks: </text:span><text:span text:style-name="T4">Many books and scientific essays are credited to his name. His book ‘</text:span><text:span text:style-name="T15">I Predict’</text:span><text:span text:style-name="T4">, an essay on the Indian population, has become famous.</text:span></text:p>
      <text:p text:style-name="P96"><text:span text:style-name="T15">Awards: </text:span><text:span text:style-name="T4">He was honoured with the Padmashree Award, Padma Bhushan (2008), Fie Foundation Award, Nayak Gold Medal and Doctorates from many prestigious universities.</text:span></text:p>
      <text:p text:style-name="P85"><text:span text:style-name="T15">The Fertilizer Encyclopedia: </text:span><text:span text:style-name="T4">Dr. Gowarikar, along with his associates in 2008 had compiled the massive The Fertilizer Encyclopedia that featured 4,500 entries of chemical composition of fertilizers. It contains collection of information related to fertilizers consisting of their manufacturing, application and environmental considerations.</text:span></text:p>
      <text:list xml:id="list5638554335574170887" text:style-name="L18">
        <text:list-item>
          <text:p text:style-name="P22"><text:span text:style-name="T15">Indian company IRCON restores Jaffna-Kankasanthurai rail track in Sri Lanka</text:span></text:p>
          <text:p text:style-name="P22"><text:span text:style-name="T15">Indian Railway’s construction company (IRCON)</text:span><text:span text:style-name="T4"> has restored the rail track between </text:span><text:span text:style-name="T15">Jaffna and Kankasanthurai</text:span><text:span text:style-name="T4"> in North Sri Lanka.</text:span></text:p>
          <text:p text:style-name="P22"><text:span text:style-name="T4">This restored commercial Yal Devi Express service was formally inaugurated by Sri Lanka’s Transport Minister Kumara Welgama.</text:span></text:p>
          <text:p text:style-name="P22"><text:span text:style-name="T4">This 18 kilometer track passes through the high security zone which was freed from the control of Tamil tigers in 2009.</text:span></text:p>
          <text:p text:style-name="P22"><text:span text:style-name="T15">Background: <text:s/></text:span><text:span text:style-name="T4">The entire rail line between Colombo and the Northern part of Sri Lanka was destroyed in the late 1980</text:span><text:span text:style-name="T8">'s </text:span><text:span text:style-name="T4"><text:s/>by the LTTE.</text:span></text:p>
          <text:p text:style-name="P22"><text:span text:style-name="T4">India’s IRCON is playing important role in rebuilding the 252 km railway track on this route. Indian government had provided a line of credit of 800 million dollars for these projects. In 2014, the line upto Jaffna was made operational after it was restored.</text:span></text:p>
          <text:p text:style-name="P22"><text:span text:style-name="T15">Facts about Indian Railway’s construction company (IRCON)</text:span></text:p>
          <text:list>
            <text:list-item>
              <text:p text:style-name="P22"><text:span text:style-name="T4">It was established in 1976 by Union Government under the Companies Act, 1956. It is wholly owned by the Ministry of Railways. In 1995, it was renamed as IRCON International Limited.</text:span></text:p>
            </text:list-item>
            <text:list-item>
              <text:p text:style-name="P22"><text:span text:style-name="T4">Since its establishment, this company had undertaken construction of railway projects in India and abroad especially in difficult terrains.</text:span></text:p>
            </text:list-item>
            <text:list-item>
              <text:p text:style-name="P22"><text:span text:style-name="T4">It has completed more than 300 major infrastructure projects in India and over 121 major projects globally in more than 21 countries.</text:span></text:p>
            </text:list-item>
          </text:list>
        </text:list-item>
        <text:list-item>
          <text:p text:style-name="P23"><text:span text:style-name="T15">PM inaugurates 102nd Indian Science Congress 2015 at Mumbai University</text:span></text:p>
        </text:list-item>
      </text:list>
      <text:p text:style-name="P86"><text:span text:style-name="T4">Prime Minister Narendra Modi has inaugurated the </text:span><text:span text:style-name="T15">Indian Science Congress 2015</text:span><text:span text:style-name="T4"> at the Mumbai University. It is the 102</text:span><text:span text:style-name="T26">nd</text:span><text:span text:style-name="T9"> </text:span><text:span text:style-name="T4"><text:s/>edition of this congress and Mumbai is hosting it again after the gap of 45 years.</text:span></text:p>
      <text:p text:style-name="P86"><text:span text:style-name="T4">The theme of </text:span><text:span text:style-name="T15">102</text:span><text:span text:style-name="T27">nd</text:span><text:span text:style-name="T19"> </text:span><text:span text:style-name="T15"><text:s/>Congress is Science and Technology for Human Development.</text:span></text:p>
      <text:p text:style-name="P86"><text:span text:style-name="T4">The Congress sessions aims to bring together eminent scientists, research scholars to popularize science and foster a scientific temperament.</text:span></text:p>
      <text:p text:style-name="P93"><text:span text:style-name="T24">Key facts: </text:span></text:p>
      <text:list xml:id="list8146638530939969603" text:style-name="L20">
        <text:list-item>
          <text:list>
            <text:list-item>
              <text:p text:style-name="P51"><text:span text:style-name="T10">It is 5 day event and will witness deliberations and presentation of papers by the scientific fraternity from across the globe. More than 12 thousand delegates are going to participate in the session.</text:span></text:p>
            </text:list-item>
            <text:list-item>
              <text:p text:style-name="P52"><text:span text:style-name="T10">In this congress several symposia on relevant themes such as Women’s Science</text:span></text:p>
              <text:p text:style-name="P65"><text:span text:style-name="T10">Congress, Children Science Congress and Science Exhibition etc will be also organized.</text:span></text:p>
            </text:list-item>
            <text:list-item>
              <text:p text:style-name="P53"><text:span text:style-name="T10">This edition will cover a wide variety of topics like: Agriculture and forestry, veterinary science, earth science, environment, engineering, information &amp; communication, computer sciences, mathematics, medicine, biology, physics and plant sciences among others.</text:span></text:p>
            </text:list-item>
            <text:list-item>
              <text:p text:style-name="P53"><text:span text:style-name="T10">Other themes of interest include science &amp; technology in SAARC countries, biodiversity conservation, space application, GM crops and the use of modern biotechnology in agriculture, clean energy systems for the future.</text:span></text:p>
            </text:list-item>
          </text:list>
        </text:list-item>
        <text:list-item>
          <text:p text:style-name="P24"><text:span text:style-name="T20">Union Government extends AFSPA for another one year in Assam</text:span></text:p>
        </text:list-item>
      </text:list>
      <text:p text:style-name="P77"><text:span text:style-name="T20">Union Government has extended the </text:span><text:span text:style-name="T24">Armed Forces (Special Powers) Act, 1958</text:span><text:span text:style-name="T20"> for another one year in Assam and has declared the entire ‘state of Assam’ as a ‘</text:span><text:span text:style-name="T24">Disturbed Area’.</text:span></text:p>
      <text:p text:style-name="P77"><text:span text:style-name="T20">As per government notification, this extension will for another one year beyond 03 November 2014 which is presently in force.</text:span></text:p>
      <text:p text:style-name="P77"><text:span text:style-name="T20">Besides Assam, government has declared the area falling within 20 km wide belt along the border of Assam with Arunachal Pradesh and Meghalaya as Disturbed Area.</text:span></text:p>
      <text:p text:style-name="P77"><text:span text:style-name="T20">In these disturbed areas, Army is empowered to take action for counter Insurgency (CI) operations against the underground (UG) outfits under the provisions of AF (SP) Act, 1958.</text:span></text:p>
      <text:p text:style-name="P77"><text:span text:style-name="T20">Thus it seeks to control the violent incidents caused by the UGs which has direct disturbances to general law and order of the state.</text:span></text:p>
      <text:p text:style-name="P87"><text:span text:style-name="T20">Background: </text:span><text:span text:style-name="T10">This extension comes after the law and order situation had worsen in the North eastern state of Assam and its border areas due to the violent incidents caused by the underground banned outfits like ULFA(I), NDFB(S), KPLT, UALA, NSCN(IM) and NSCN(K) etc.</text:span></text:p>
      <text:p text:style-name="P87"><text:span text:style-name="T20">Facts about Armed Forces (Special Powers) Act, 1958:</text:span></text:p>
      <text:list xml:id="list1722803631548035133" text:style-name="L21">
        <text:list-item>
          <text:list>
            <text:list-item>
              <text:p text:style-name="P54"><text:span text:style-name="T10">It was enacted by Parliament on September 11, 1958.</text:span></text:p>
            </text:list-item>
            <text:list-item>
              <text:p text:style-name="P55"><text:span text:style-name="T10">It conferred special powers upon the armed forces in disturbed areas in the states of Arunachal Pradesh, Assam, Manipur, Meghalaya, Mizoram, Nagaland, and Tripura. The act was introduced in Jammu and Kashmir in 1990.</text:span></text:p>
            </text:list-item>
            <text:list-item>
              <text:p text:style-name="P55"><text:span text:style-name="T10">AFSPA was enacted to provide army officers and jawans legal immunity for their actions in disturbed areas. Under this act, a member of the Indian armed forces cannot be prosecuted or tried in any criminal or civil court for any act committed by him or her while performing duty in a disturbed area. Moreover, no court or quasi-judicial body can question the government’s decision to declare any area disturbed.</text:span></text:p>
            </text:list-item>
          </text:list>
        </text:list-item>
      </text:list>
      <text:p text:style-name="P87"><text:span text:style-name="T20">The provisions of AFSPA are very objectionable as it requires the following:</text:span></text:p>
      <text:list xml:id="list5370098352351022559" text:style-name="L22">
        <text:list-item>
          <text:list>
            <text:list-item>
              <text:p text:style-name="P56"><text:span text:style-name="T10">All that is necessary for a part of the State to be handed over to the armed forces is for the Governor or the Central Government to notify it to be in a “disturbed and dangerous” condition.</text:span></text:p>
            </text:list-item>
            <text:list-item>
              <text:p text:style-name="P57"><text:span text:style-name="T10">Even a non-c</text:span><text:span text:style-name="T11">ommissioned officer of the armed forces is free, on the mere suspicion of</text:span></text:p>
              <text:p text:style-name="P66"><text:span text:style-name="T11">violation of the law or commission of an offence, to fire upon or otherwise use force, even to the causing of death, against any person.</text:span></text:p>
            </text:list-item>
            <text:list-item>
              <text:p text:style-name="P58"><text:span text:style-name="T11">He can also without any warrant, arrest any person and enter and search any premises.</text:span></text:p>
            </text:list-item>
            <text:list-item>
              <text:p text:style-name="P58"><text:span text:style-name="T11">No prosecution of anyone indulging in excesses purporting to act under AFSPA is possible except with the previous sanction of the Government.</text:span></text:p>
            </text:list-item>
          </text:list>
        </text:list-item>
        <text:list-item>
          <text:p text:style-name="P25"><text:span text:style-name="T21">India and Pakistan exchange list of nuclear facilities</text:span></text:p>
        </text:list-item>
      </text:list>
      <text:p text:style-name="P78"><text:span text:style-name="T21">India and Pakistan on 1st January 2015 have exchanged the list of their nuclear installations and facilities under the agreement on </text:span><text:span text:style-name="T25">Prohibition of Attack against Nuclear installations</text:span><text:span text:style-name="T21"> between India and Pakistan.</text:span></text:p>
      <text:p text:style-name="P78"><text:span text:style-name="T21">The exchange of list was done through diplomatic channels simultaneously at New Delhi and Islamabad.</text:span></text:p>
      <text:p text:style-name="P78"><text:span text:style-name="T21">It is the 24th consecutive exchange of such list between the two neighbouring countries which bars them from attacking each other’s atomic facilities.</text:span></text:p>
      <text:p text:style-name="P88"><text:span text:style-name="T21">Agreement on the Prohibition of Attack against Nuclear installations between India and Pakistan:</text:span></text:p>
      <text:p text:style-name="P79"><text:span text:style-name="T21">This bilateral agreement bars both nations from carrying out any surprise attack (or to assist foreign power to attack) on each other’s nuclear installations and facilities.</text:span></text:p>
      <text:p text:style-name="P79"><text:span text:style-name="T21">It <text:s/>was signed on 31st December 1988 and entered into force on 27 January 1991. It was signed by then Indian Prime Minister Rajiv Gandhi and his Pakistani counterpart Benazir Bhutto.</text:span></text:p>
      <text:p text:style-name="P79"><text:span text:style-name="T21">Both countries inform each other about their nuclear installations and facilities that need to be covered under the Agreement on 1 January every year.</text:span></text:p>
      <text:list xml:id="list2617249330305536689" text:style-name="L23">
        <text:list-item>
          <text:p text:style-name="P26"><text:span text:style-name="T21">Delhi Police launches women safety mobile app ‘Himmat’</text:span></text:p>
        </text:list-item>
      </text:list>
      <text:p text:style-name="P80"><text:span text:style-name="T21">Delhi police has launched women safety mobile application </text:span><text:span text:style-name="T25">‘Himmat’</text:span><text:span text:style-name="T21">. It was launched by the Union home minister Rajnath Singh in New Delhi.</text:span></text:p>
      <text:p text:style-name="P80"><text:span text:style-name="T21">It is an android based mobile app, which aims to cater employed women who have smartphones and travel alone late in the night.</text:span></text:p>
      <text:p text:style-name="P80"><text:span text:style-name="T21">This application will allow women to send a distress call to Police Control Room (PCR) and their relatives in case of any emergency.</text:span></text:p>
      <text:p text:style-name="P89"><text:span text:style-name="T21">Key facts of women safety mobile app ‘Himmat’:</text:span></text:p>
      <text:list xml:id="list4586513859801590959" text:style-name="L24">
        <text:list-item>
          <text:list>
            <text:list-item>
              <text:p text:style-name="P59"><text:span text:style-name="T11">In case to use this app, user has to download this app on their smartphone.</text:span></text:p>
            </text:list-item>
            <text:list-item>
              <text:p text:style-name="P60"><text:span text:style-name="T11">After downloading the app, new user has to register them with the Delhi Police website by sharing their name, mobile number and that of a minimum of two relatives/friends.</text:span></text:p>
            </text:list-item>
            <text:list-item>
              <text:p text:style-name="P61"><text:span text:style-name="T11">In case of emergency, user can send an alert by shaking her phone or by pressing the power button/soft button.</text:span></text:p>
            </text:list-item>
            <text:list-item>
              <text:p text:style-name="P61"><text:span text:style-name="T11">As soon as the distress button is pressed, it will trigger a 30-second audio and video recording on the phone which will be relayed to the PCR. The victim will get a call back from the PCR.</text:span></text:p>
            </text:list-item>
            <text:list-item>
              <text:p text:style-name="P67"><text:span text:style-name="T11">After distress button is pressed, SMS alert consisting of all the details of the victim, including her location, time will be forwarded to the PCR. Then from PCR, SMS alert it will be forwarded to the police patrol cars in the area and the local station house officer (SHO) through the Delhi Police cyber highway.</text:span></text:p>
            </text:list-item>
            <text:list-item>
              <text:p text:style-name="P62"><text:span text:style-name="T11">In case of emergency, SMS alert will also be sent to minimum of 5 friends and relatives of the user. It will also post a status on the victim’s Facebook and Twitter accounts.</text:span></text:p>
            </text:list-item>
            <text:list-item>
              <text:p text:style-name="P62"><text:span text:style-name="T11">In order to tackle false SOS alerts/ alarms the app is provided with inbuilt feature which cancels the registration after 3 such (False SOS alerts) incidents. But, the user can re-register to re-activate the facility.</text:span></text:p>
            </text:list-item>
          </text:list>
        </text:list-item>
        <text:list-item>
          <text:p text:style-name="P62"><text:span text:style-name="T1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Lucida Sans Unicode" svg:font-family="'Lucida Sans Unicode', 'Lucida Grande', sans-serif"/>
    <style:font-face style:name="Oswald" svg:font-family="Oswald, Arial, Helvetica, sans-serif"/>
    <style:font-face style:name="FreeSans1" svg:font-family="FreeSans" style:font-family-generic="swiss"/>
    <style:font-face style:name="HP Simplified W01 Regular1" svg:font-family="'HP Simplified W01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HP Simplified W01 Regular" fo:font-family="'HP Simplified W01 Regular'"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HP Simplified W01 Regular" fo:font-family="'HP Simplified W01 Regular'"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P Simplified W01 Regular" fo:font-family="'HP Simplified W01 Regular'"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3T12:04:06.747956098</meta:creation-date>
    <meta:generator>LibreOffice/4.3.2.2$Linux_X86_64 LibreOffice_project/430m0$Build-2</meta:generator>
    <dc:date>2015-01-03T16:02:14.377921086</dc:date>
    <meta:editing-duration>PT3H55M52S</meta:editing-duration>
    <meta:editing-cycles>270</meta:editing-cycles>
    <meta:document-statistic meta:table-count="0" meta:image-count="0" meta:object-count="0" meta:page-count="9" meta:paragraph-count="154" meta:word-count="3385" meta:character-count="21091" meta:non-whitespace-character-count="17948"/>
  </office:meta>
</office:document-meta>
</file>